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Cambria" svg:font-family="Cambria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4063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3.6811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5209in" fo:break-before="auto" style:use-optimal-row-height="false"/>
    </style:style>
    <style:style style:name="ro7" style:family="table-row">
      <style:table-row-properties style:row-height="0.5728in" fo:break-before="auto" style:use-optimal-row-height="false"/>
    </style:style>
    <style:style style:name="ro8" style:family="table-row">
      <style:table-row-properties style:row-height="0.4689in" fo:break-before="auto" style:use-optimal-row-height="false"/>
    </style:style>
    <style:style style:name="ro9" style:family="table-row">
      <style:table-row-properties style:row-height="0.6563in" fo:break-before="auto" style:use-optimal-row-height="false"/>
    </style:style>
    <style:style style:name="ro10" style:family="table-row">
      <style:table-row-properties style:row-height="0.5in" fo:break-before="auto" style:use-optimal-row-height="false"/>
    </style:style>
    <style:style style:name="ro11" style:family="table-row">
      <style:table-row-properties style:row-height="0.1846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555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E.E.S.T. Nro. 5 TEMPERLEY</text:p>
          </table:table-cell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3" office:value-type="string">
            <text:p>Plan de continuidad pedagògica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Alumno: Dal Degan Santiago</text:p>
          </table:table-cell>
          <table:table-cell table:number-columns-repeated="1022"/>
        </table:table-row>
        <table:table-row table:style-name="ro3">
          <table:table-cell/>
          <table:table-cell table:style-name="ce3" office:value-type="string">
            <text:p>Materia: Sistemas Productivos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Curso: 6to. 3ra.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>
            <text:p>Profesora: Marìa Cristina Vasta</text:p>
          </table:table-cell>
          <table:table-cell table:number-columns-repeated="1022"/>
        </table:table-row>
        <table:table-row table:style-name="ro5">
          <table:table-cell/>
          <table:table-cell table:style-name="ce2"/>
          <table:table-cell table:number-columns-repeated="1022"/>
        </table:table-row>
        <table:table-row table:style-name="ro5">
          <table:table-cell/>
          <table:table-cell table:style-name="ce4" office:value-type="string">
            <text:p>1. Establecer una relaciòn entre la fase y la escuela tradicional a la que podrìa pertenecer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3"/>
          <table:table-cell table:style-name="ce8" office:value-type="string">
            <text:p>*ESCUELA DE LA ADMINISTRACIÒN CIENTÌFICA</text:p>
          </table:table-cell>
          <table:table-cell table:number-columns-repeated="1020"/>
        </table:table-row>
        <table:table-row table:style-name="ro7">
          <table:table-cell/>
          <table:table-cell table:style-name="ce5" office:value-type="string">
            <text:p>* Cada cosa en su lugar y un lugar para cada cosa</text:p>
          </table:table-cell>
          <table:table-cell/>
          <table:table-cell table:style-name="ce8" office:value-type="string">
            <text:p>* ESCUELA DE LA ADMINISTRACIÒN INDUSTRIAL</text:p>
          </table:table-cell>
          <table:table-cell table:number-columns-repeated="1020"/>
        </table:table-row>
        <table:table-row table:style-name="ro6">
          <table:table-cell/>
          <table:table-cell table:style-name="ce5" office:value-type="string">
            <text:p>* El salario es la ùnica motivaciòn del trabajador</text:p>
          </table:table-cell>
          <table:table-cell/>
          <table:table-cell table:style-name="ce8" office:value-type="string">
            <text:p>* ESCUELA DE LA SOCIOLOGÌA INDUSTRIAL</text:p>
          </table:table-cell>
          <table:table-cell table:number-columns-repeated="1020"/>
        </table:table-row>
        <table:table-row table:style-name="ro8">
          <table:table-cell/>
          <table:table-cell table:style-name="ce5" office:value-type="string">
            <text:p>* Las personas actùan de modo diferente cuando trabajan en grupo</text:p>
          </table:table-cell>
          <table:table-cell/>
          <table:table-cell table:style-name="ce8" office:value-type="string">
            <text:p>* ESCUELA DE LA PSICOLOGÌA INDUSTRIAL</text:p>
          </table:table-cell>
          <table:table-cell table:number-columns-repeated="1020"/>
        </table:table-row>
        <table:table-row table:style-name="ro6">
          <table:table-cell/>
          <table:table-cell table:style-name="ce5" office:value-type="string">
            <text:p>* La direcciòn debe establecer el nivel de producciòn</text:p>
          </table:table-cell>
          <table:table-cell/>
          <table:table-cell table:style-name="ce8" office:value-type="string">
            <text:p>* ESCUELA ESTRUCTURALISTA</text:p>
          </table:table-cell>
          <table:table-cell table:number-columns-repeated="1020"/>
        </table:table-row>
        <table:table-row table:style-name="ro6">
          <table:table-cell/>
          <table:table-cell table:style-name="ce5" office:value-type="string">
            <text:p>* Una fuerte motivaciòn influye en el rendimiento de los trabajadores</text:p>
          </table:table-cell>
          <table:table-cell/>
          <table:table-cell table:style-name="ce8" office:value-type="string">
            <text:p>* ESCUELA NEOCLÀSICA</text:p>
          </table:table-cell>
          <table:table-cell table:number-columns-repeated="1020"/>
        </table:table-row>
        <table:table-row table:style-name="ro9">
          <table:table-cell/>
          <table:table-cell table:style-name="ce5" office:value-type="string">
            <text:p>* La capacitaciòn del personal es un instrumento importante en la administraciòn de personal</text:p>
          </table:table-cell>
          <table:table-cell/>
          <table:table-cell table:style-name="ce8" office:value-type="string">
            <text:p>* ESCUELA DE LA TEORÌA DE LA ORGANIZACIÒN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8" office:value-type="string">
            <text:p>* ESCUELA DE LA TEORÌA DE LOS SISTEMA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2. Leer detenidamente el siguiente pàrrafo y elaborar un informe con tus conclusion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6" office:value-type="string">
            <text:p>"El siglo de la productivida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6" office:value-type="string">
            <text:p>La fuerza impulsoradel siglo de la productividad fue un movimiento conocido como management cientìfico, lanzado 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por el ingeniero y gerente norteamericano Frederick W. Taylor. El ingeniero produjo un cambio radical en los mètodos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gerenciales: separò la planificaciòn de la ejecuciòn. La premisa que diò sustento al cambio decìa que los trabajadores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y los supervisores de esos tiempos carecìan de la educaciòn necesaria para planifica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6" office:value-type="string">
            <text:p>Entonces, Taylor asignò la tarea de la planificaciòn a los gerentes y dejò en manos de los supervisores y empleados la 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funciòn de ejecutar los planes.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El sistema de Taylor tuvo un èxito asombroso para aumentar los niveles de productividad y fuè adoptado por muchas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empresas de los Estados Unidos. Quizàs èsta sea la principal razòn por la cual Estados Unidos se convirtiò en lìder mundial </text:p>
          </table:table-cell>
          <table:table-cell table:number-columns-repeated="1022"/>
        </table:table-row>
        <table:table-row table:style-name="ro11">
          <table:table-cell/>
          <table:table-cell table:style-name="ce7" office:value-type="string">
            <text:p>en lo que hace a la <text:s/>productividad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6" office:value-type="string">
            <text:p>Originalmente, Taylor aplicò sus principios a los departamentos de producciòn y la fàbrica. A su debido tiempo, sus seguidores 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extendieron esas actividades a àreas que no tenìan que ver con la producciòn y, finalmente, a las industrias de servicio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6" office:value-type="string">
            <text:p>Pero el sistema de Taylor pronto derivò en algunos efectos colaterales indeseables. Alterò el equilibrio que antes existìa entre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calidad y productividad. El ènfasis puesto por la alta gerencia en la productividad cobrò gran intesidad. Los supervisores de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fàbrica se vieron obligados a convertir este factor en su màxima prioridad. Los sistemas de trabajo por pieza generaron la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correspondiente prioridad entre los operarios. La calidad declinò debido a que se acortaron las etapas de producciòn, al envìo</text:p>
          </table:table-cell>
          <table:table-cell table:number-columns-repeated="1022"/>
        </table:table-row>
        <table:table-row table:style-name="ro11">
          <table:table-cell/>
          <table:table-cell table:style-name="ce6" office:value-type="string">
            <text:p>de productos deficientes, etc."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Cambria" svg:font-family="Cambria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3">09/03/2021</text:date>, <text:time>16:43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3T16:43:09</dc:date>
    <meta:document-statistic meta:table-count="1" meta:cell-count="39" meta:object-count="0"/>
    <meta:generator>OpenOffice/4.1.9$Unix OpenOffice.org_project/419m1$Build-9805</meta:generator>
  </office:meta>
</office:document-meta>
</file>